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6.14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32.76mm"/>
    </style:style>
    <style:style style:name="co4" style:family="table-column">
      <style:table-column-properties fo:break-before="auto" style:column-width="11.78mm"/>
    </style:style>
    <style:style style:name="co5" style:family="table-column">
      <style:table-column-properties fo:break-before="auto" style:column-width="59.1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20181210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goodBet</text:p>
          </table:table-cell>
          <table:table-cell office:value-type="string" calcext:value-type="string">
            <text:p>betStrength</text:p>
          </table:table-cell>
          <table:table-cell office:value-type="string" calcext:value-type="string">
            <text:p>oddsCalculated</text:p>
          </table:table-cell>
          <table:table-cell office:value-type="string" calcext:value-type="string">
            <text:p>oddsSkyBet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betMad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.11041365890402" calcext:value-type="float">
            <text:p>1.11041365890402</text:p>
          </table:table-cell>
          <table:table-cell office:value-type="float" office:value="1.35084793668739" calcext:value-type="float">
            <text:p>1.35084793668739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Akhmat Grozny vs Arsenal Tul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.10558461811793" calcext:value-type="float">
            <text:p>1.10558461811793</text:p>
          </table:table-cell>
          <table:table-cell office:value-type="float" office:value="1.26629837016298" calcext:value-type="float">
            <text:p>1.26629837016298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17:00</text:p>
          </table:table-cell>
          <table:table-cell office:value-type="string" calcext:value-type="string">
            <text:p>Arka Gdynia vs Cracovia Krakó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.05474056508983" calcext:value-type="float">
            <text:p>1.05474056508983</text:p>
          </table:table-cell>
          <table:table-cell office:value-type="float" office:value="1.32734062416644" calcext:value-type="float">
            <text:p>1.32734062416644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17:00</text:p>
          </table:table-cell>
          <table:table-cell office:value-type="string" calcext:value-type="string">
            <text:p>Kasimpasa SK vs Kayserispo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False</text:p>
          </table:table-cell>
          <table:table-cell office:value-type="float" office:value="0.819366852886406" calcext:value-type="float">
            <text:p>0.819366852886406</text:p>
          </table:table-cell>
          <table:table-cell office:value-type="float" office:value="1.70863636363636" calcext:value-type="float">
            <text:p>1.70863636363636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18:00</text:p>
          </table:table-cell>
          <table:table-cell office:value-type="string" calcext:value-type="string">
            <text:p>Nordsjaelland vs AGF Aarhus</text:p>
          </table:table-cell>
          <table:table-cell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.05953229114885" calcext:value-type="float">
            <text:p>1.05953229114885</text:p>
          </table:table-cell>
          <table:table-cell office:value-type="float" office:value="1.28701727642276" calcext:value-type="float">
            <text:p>1.28701727642276</text:p>
          </table:table-cell>
          <table:table-cell office:value-type="float" office:value="1.36363636363636" calcext:value-type="float">
            <text:p>1.36363636363636</text:p>
          </table:table-cell>
          <table:table-cell office:value-type="string" calcext:value-type="string">
            <text:p>19:00</text:p>
          </table:table-cell>
          <table:table-cell office:value-type="string" calcext:value-type="string">
            <text:p>Jong PSV vs Cambuur Leeuwarde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False</text:p>
          </table:table-cell>
          <table:table-cell office:value-type="float" office:value="0.817833367874704" calcext:value-type="float">
            <text:p>0.817833367874704</text:p>
          </table:table-cell>
          <table:table-cell office:value-type="float" office:value="1.66737677527151" calcext:value-type="float">
            <text:p>1.66737677527151</text:p>
          </table:table-cell>
          <table:table-cell office:value-type="float" office:value="1.36363636363636" calcext:value-type="float">
            <text:p>1.36363636363636</text:p>
          </table:table-cell>
          <table:table-cell office:value-type="string" calcext:value-type="string">
            <text:p>19:00</text:p>
          </table:table-cell>
          <table:table-cell office:value-type="string" calcext:value-type="string">
            <text:p>Jong AZ Alkmaar vs Telstar</text:p>
          </table:table-cell>
          <table:table-cell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.0718728099157" calcext:value-type="float">
            <text:p>1.0718728099157</text:p>
          </table:table-cell>
          <table:table-cell office:value-type="float" office:value="1.30612511769014" calcext:value-type="float">
            <text:p>1.30612511769014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19:30</text:p>
          </table:table-cell>
          <table:table-cell office:value-type="string" calcext:value-type="string">
            <text:p>VfL Bochum vs FC St. Paul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.17384332647517" calcext:value-type="float">
            <text:p>1.17384332647517</text:p>
          </table:table-cell>
          <table:table-cell office:value-type="float" office:value="1.09530314371258" calcext:value-type="float">
            <text:p>1.09530314371258</text:p>
          </table:table-cell>
          <table:table-cell office:value-type="float" office:value="1.28571428571429" calcext:value-type="float">
            <text:p>1.28571428571429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Everton vs Watfo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.04645178030169" calcext:value-type="float">
            <text:p>1.04645178030169</text:p>
          </table:table-cell>
          <table:table-cell office:value-type="float" office:value="1.38032585125711" calcext:value-type="float">
            <text:p>1.38032585125711</text:p>
          </table:table-cell>
          <table:table-cell office:value-type="float" office:value="1.44444444444444" calcext:value-type="float">
            <text:p>1.44444444444444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Athletic Bilbao vs Girona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False</text:p>
          </table:table-cell>
          <table:table-cell office:value-type="float" office:value="0.876901680692077" calcext:value-type="float">
            <text:p>0.876901680692077</text:p>
          </table:table-cell>
          <table:table-cell office:value-type="float" office:value="1.59653018214662" calcext:value-type="float">
            <text:p>1.5965301821466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20:15</text:p>
          </table:table-cell>
          <table:table-cell office:value-type="string" calcext:value-type="string">
            <text:p>Feirense vs Maritimo</text:p>
          </table:table-cell>
          <table:table-cell/>
        </table:table-row>
      </table:table>
      <table:named-expressions/>
      <table:database-ranges>
        <table:database-range table:name="__Anonymous_Sheet_DB__0" table:target-range-address="'20181210'.A1:'20181210'.F11" table:display-filter-buttons="true">
          <table:filter>
            <table:filter-and>
              <table:filter-condition table:field-number="0" table:value="True" table:operator="="/>
            </table:filter-and>
          </table:filter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9T22:09:20.601000000</dc:date>
    <meta:editing-duration>PT1M9S</meta:editing-duration>
    <meta:editing-cycles>2</meta:editing-cycles>
    <meta:generator>LibreOffice/6.1.3.2$Windows_X86_64 LibreOffice_project/86daf60bf00efa86ad547e59e09d6bb77c699acb</meta:generator>
    <meta:document-statistic meta:table-count="1" meta:cell-count="74" meta:object-count="0"/>
  </office:meta>
</office:document-meta>
</file>